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2b9" officeooo:paragraph-rsid="001b92b9"/>
    </style:style>
    <style:style style:name="P2" style:family="paragraph" style:parent-style-name="Standard">
      <style:text-properties officeooo:rsid="001d805a" officeooo:paragraph-rsid="001d805a"/>
    </style:style>
    <style:style style:name="P3" style:family="paragraph" style:parent-style-name="Standard">
      <style:text-properties officeooo:rsid="001fc3da" officeooo:paragraph-rsid="001fc3da"/>
    </style:style>
    <style:style style:name="P4" style:family="paragraph" style:parent-style-name="Standard">
      <style:text-properties officeooo:rsid="00211b27" officeooo:paragraph-rsid="00211b27"/>
    </style:style>
    <style:style style:name="P5" style:family="paragraph" style:parent-style-name="Standard">
      <style:text-properties officeooo:paragraph-rsid="00211b27"/>
    </style:style>
    <style:style style:name="P6" style:family="paragraph" style:parent-style-name="Standard">
      <style:text-properties officeooo:rsid="00216475" officeooo:paragraph-rsid="00216475"/>
    </style:style>
    <style:style style:name="P7" style:family="paragraph" style:parent-style-name="Standard">
      <style:text-properties officeooo:rsid="002196fe" officeooo:paragraph-rsid="002196f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0e8c"/>
    </style:style>
    <style:style style:name="T3" style:family="text">
      <style:text-properties officeooo:rsid="001d805a"/>
    </style:style>
    <style:style style:name="T4" style:family="text">
      <style:text-properties officeooo:rsid="00211b27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none" officeooo:rsid="00211b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are made by me. Below You can find <text:span text:style-name="T1">my interpretation</text:span> of facts that were presented on lectures.<text:span text:style-name="T2"> They may be wrong. They may be right. Read on Your own risk. Oh, and to borrow Your hopes of interesting material to read I must admit that big part of this content is taken from wikipedia.</text:span></text:p>
      <text:p text:style-name="P1"/>
      <text:p text:style-name="P1">Lecture 1</text:p>
      <text:p text:style-name="P1">What functional programming is all about?</text:p>
      <text:p text:style-name="P1">Based on Martin Odersky's quote</text:p>
      <text:p text:style-name="P1">"A functional programming language should permit only <text:span text:style-name="T1">pure functions</text:span> and should not allow <text:span text:style-name="T1">side effects</text:span>."</text:p>
      <text:p text:style-name="P2">So, let's start with the beginning. What the heck is pure function?</text:p>
      <text:p text:style-name="P2">"Pure function is function that has no side effect."</text:p>
      <text:p text:style-name="P2">Pretty clear yet still not fully describes problem.</text:p>
      <text:p text:style-name="P3">What does it mean that function has no side effects?</text:p>
      <text:p text:style-name="P3">Let's consider functions below (here's a hint - they all are pure)</text:p>
      <text:p text:style-name="P3">- cos(x) - it takes value "x" and returns another value</text:p>
      <text:p text:style-name="P3">- isItEven(x) - takes "x" and returns whether x is even or not</text:p>
      <text:p text:style-name="P3">- today() - returns current data</text:p>
      <text:p text:style-name="P4">"Any function that uses <text:span text:style-name="T1">free variables</text:span> without mutating them." - wikipedia definition</text:p>
      <text:p text:style-name="P3">For now just take aside buzzword "free variables" and interpret what does it mean.</text:p>
      <text:p text:style-name="P3">It takes something, let's call it "x", then uses <text:span text:style-name="T4">it to do stuff and then goes on (but "x" still remains the same)</text:span></text:p>
      <text:p text:style-name="P4">Now, what that "x" is?</text:p>
      <text:p text:style-name="P5"><text:span text:style-name="T4">Previously it was called "free variable".</text:span></text:p>
      <text:p text:style-name="P5"><text:span text:style-name="T4">The definition of "f. v." is: "</text:span><text:span text:style-name="T6">In computer programming, the term free variable refers to variables used in a function that are neither local variables nor parameters of that function. The term non-local variable is often a synonym in this context."</text:span></text:p>
      <text:p text:style-name="P4"><text:span text:style-name="T5">So, "x" is just a global value (that's my first connotation after programming in C).</text:span></text:p>
      <text:p text:style-name="P6"><text:span text:style-name="T5">_End of defining pure function_</text:span></text:p>
      <text:p text:style-name="P6"><text:span text:style-name="T5">Now, for better understanding, consider random() function, that can be either pure or impure.</text:span></text:p>
      <text:p text:style-name="P6"><text:span text:style-name="T5">- random() - without seed this function is impure, because after executing it, the global variables "seed" changes state</text:span></text:p>
      <text:p text:style-name="P6"><text:span text:style-name="T5">- random(42) - with seed this function is pure, because global seed doesn't change and has no "side effect" anymore</text:span></text:p>
      <text:p text:style-name="P7"><text:span text:style-name="T5">The second example is function printf(), that is also impure. Why?</text:span></text:p>
      <text:p text:style-name="P7"><text:span text:style-name="T5">"Because it causes output to an I/O device as a side effect." - wiki</text:span></text:p>
      <text:p text:style-name="P3"/>
      <text:p text:style-name="P1">It means that functional programming should be more related with math abstraction, that clearly defines types and program flow<text:span text:style-name="T3">, than with actual problems that program will f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5:13:46.996942351</meta:creation-date>
    <meta:generator>LibreOffice/5.1.2.2$Linux_X86_64 LibreOffice_project/10m0$Build-2</meta:generator>
    <dc:date>2018-07-02T16:15:36.428881975</dc:date>
    <meta:editing-duration>PT17M52S</meta:editing-duration>
    <meta:editing-cycles>4</meta:editing-cycles>
    <meta:document-statistic meta:table-count="0" meta:image-count="0" meta:object-count="0" meta:page-count="1" meta:paragraph-count="27" meta:word-count="390" meta:character-count="2257" meta:non-whitespace-character-count="1894"/>
  </office:meta>
</office:document-meta>
</file>